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riteup Excercise 1</text:p>
      <text:p text:style-name="P3"/>
      <text:p text:style-name="P3">Arianova Mendioroz (s0518061)</text:p>
      <text:p text:style-name="P3">Bernhard Johannes Eiling (s0535003)</text:p>
      <text:p text:style-name="P1"/>
      <text:p text:style-name="P2">Pre-Lab:</text:p>
      <text:p text:style-name="P2"/>
      <text:p text:style-name="P2">Um eine Verbindung zwischen zwei Computern in Java herzustellen kann man dies über eine URL-Verbindung oder eine TCP-Verbindung machen.</text:p>
      <text:p text:style-name="P2">Für diese Excercise haben wir uns für TCP entschieden. Hierzu programmiert man einen Server und einen Client. Der Server besitzt einen Socket der an einem gegebenen Port nach einem Client der sich mit dem Server verbinden möchte horcht. Der Client versucht gleichzeitig sich mit einer gegebenen Port-Nummer und der IP Adresse des Servers sich mit diesem zu verbinden. Nach dem die Verbindung hergestellt wurde können Daten zwischen Server und Client ausgetauscht werden.</text:p>
      <text:p text:style-name="P2"/>
      <text:p text:style-name="P2"/>
      <text:p text:style-name="P2">Lab Excercise:</text:p>
      <text:p text:style-name="P2"/>
      <text:p text:style-name="P2">Wir haben einen Server und einen Client programmiert. Am Anfang haben wir versucht eine simple Client-Server Echo Verbindung aufzubauen. Hierzu verbinden sich Server und Client und schicken sich gegenseitig eine festgelegte Nachricht. Danach haben wir unsere Programme um eine Chat-Funktion erweitert. Hierzu liest ein BufferedReader auf beiden Seiten einen Userinput in einen String ein und schickt diesen an die andere Seite der Verbindung. Ein Problem das bis zum Schluss bestand ist, dass auch eingehende Nachrichten nur angezeigt werden wenn die Entertaste gedrückt wird. Dies liegt daran, dass der Methodenaufruf zum schicken und empfangen von Daten in der gleichen while-Schleife liegt. Wir haben versucht das Problem mittels einer Multithread Lösung zu lösen. Dies hat leider nicht wie erhofft funktioniert.</text:p>
      <text:p text:style-name="P2">Doch das System läuft stabil und ein chatten zwischen Server und Client ist problemlos möglic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09T10:40:00.19</meta:creation-date>
    <meta:document-statistic meta:table-count="0" meta:image-count="0" meta:object-count="0" meta:page-count="1" meta:paragraph-count="9" meta:word-count="237" meta:character-count="1620"/>
    <dc:date>2012-04-09T11:45:53.16</dc:date>
    <meta:editing-duration>PT00H03M02S</meta:editing-duration>
    <meta:editing-cycles>1</meta:editing-cycles>
    <meta:generator>OpenOffice.org/3.2$Win32 OpenOffice.org_project/320m18$Build-9502</meta:generator>
  </office:meta>
</office:document-meta>
</file>